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164cm" fo:min-width="0.91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width="0.028cm" svg:stroke-color="#ce181e" draw:marker-start-width="0.242cm" draw:marker-end-width="0.242cm" draw:fill="none" draw:fill-color="#f58220" draw:textarea-horizontal-align="justify" draw:textarea-vertical-align="middle" draw:auto-grow-height="false" fo:min-height="4.022cm" fo:min-width="0.072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b6bd" draw:marker-start-width="0.242cm" draw:marker-end-width="0.242cm" draw:fill="none" draw:textarea-horizontal-align="justify" draw:textarea-vertical-align="middle" draw:auto-grow-height="false" fo:min-height="0.522cm" fo:min-width="0.272cm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gr6" style:family="graphic" style:parent-style-name="standard">
      <style:graphic-properties svg:stroke-width="0.028cm" svg:stroke-color="#00b6bd" draw:marker-start-width="0.242cm" draw:marker-end-width="0.242cm" draw:fill="none" draw:textarea-horizontal-align="justify" draw:textarea-vertical-align="middle" draw:auto-grow-height="false" fo:min-height="0.022cm" fo:min-width="0cm" fo:padding-top="0.139cm" fo:padding-bottom="0.139cm" fo:padding-left="0.264cm" fo:padding-right="0.264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174cm" fo:min-width="0cm"/>
    </style:style>
    <style:style style:name="gr8" style:family="graphic" style:parent-style-name="standard">
      <style:graphic-properties svg:stroke-width="0.028cm" svg:stroke-color="#ce181e" draw:marker-start-width="0.242cm" draw:marker-end-width="0.242cm" draw:fill="none" draw:fill-color="#f58220" draw:textarea-horizontal-align="justify" draw:textarea-vertical-align="middle" draw:auto-grow-height="false" fo:min-height="0cm" fo:min-width="0.272cm" fo:padding-top="0.139cm" fo:padding-bottom="0.139cm" fo:padding-left="0.264cm" fo:padding-right="0.2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8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93cm"/>
    </style:style>
    <style:style style:name="gr12" style:family="graphic" style:parent-style-name="standard">
      <style:graphic-properties svg:stroke-width="0.028cm" svg:stroke-color="#62a73b" draw:marker-start-width="0.242cm" draw:marker-end-width="0.242cm" draw:fill="none" draw:fill-color="#f58220" draw:textarea-horizontal-align="justify" draw:textarea-vertical-align="middle" draw:auto-grow-height="false" fo:min-height="1.622cm" fo:min-width="2.472cm" fo:padding-top="0.139cm" fo:padding-bottom="0.139cm" fo:padding-left="0.264cm" fo:padding-right="0.264cm"/>
    </style:style>
    <style:style style:name="gr13" style:family="graphic" style:parent-style-name="standard">
      <style:graphic-properties svg:stroke-color="#2b511a" draw:fill-color="#add58a" draw:textarea-horizontal-align="justify" draw:textarea-vertical-align="middle" draw:auto-grow-height="false" fo:min-height="1.45cm" fo:min-width="0cm"/>
    </style:style>
    <style:style style:name="gr14" style:family="graphic" style:parent-style-name="standard">
      <style:graphic-properties svg:stroke-width="0.028cm" svg:stroke-color="#62a73b" draw:marker-start-width="0.242cm" draw:marker-end-width="0.242cm" draw:fill="none" draw:fill-color="#f58220" draw:textarea-horizontal-align="justify" draw:textarea-vertical-align="middle" draw:auto-grow-height="false" fo:min-height="0.355cm" fo:min-width="0.472cm" fo:padding-top="0.139cm" fo:padding-bottom="0.139cm" fo:padding-left="0.264cm" fo:padding-right="0.264cm"/>
    </style:style>
    <style:style style:name="gr15" style:family="graphic" style:parent-style-name="standard">
      <style:graphic-properties svg:stroke-color="#2b511a" draw:fill-color="#add58a" draw:textarea-horizontal-align="justify" draw:textarea-vertical-align="middle" draw:auto-grow-height="false" fo:min-height="0.317cm" fo:min-width="0cm"/>
    </style:style>
    <style:style style:name="P1" style:family="paragraph">
      <loext:graphic-properties draw:fill="none"/>
      <style:paragraph-properties fo:text-align="center"/>
      <style:text-properties fo:font-size="14pt"/>
    </style:style>
    <style:style style:name="P2" style:family="paragraph">
      <loext:graphic-properties draw:fill="none" draw:fill-color="#f58220"/>
      <style:paragraph-properties fo:text-align="center"/>
      <style:text-properties fo:font-size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color="#aa55a1" fo:font-size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58220"/>
      <style:paragraph-properties fo:text-align="center"/>
    </style:style>
    <style:style style:name="P7" style:family="paragraph">
      <loext:graphic-properties draw:fill="none" draw:fill-color="#ffffff"/>
      <style:text-properties fo:font-size="14pt"/>
    </style:style>
    <style:style style:name="P8" style:family="paragraph">
      <loext:graphic-properties draw:fill-color="#add58a"/>
      <style:paragraph-properties fo:text-align="center"/>
    </style:style>
    <style:style style:name="T1" style:family="text">
      <style:text-properties fo:font-size="14pt"/>
    </style:style>
    <style:style style:name="T2" style:family="text">
      <style:text-properties fo:color="#aa55a1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2cm" svg:height="2cm" svg:x="7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.4cm" svg:y1="10.2cm" svg:x2="9cm" svg:y2="11cm">
            <text:p/>
          </draw:line>
          <draw:line draw:style-name="gr2" draw:text-style-name="P1" draw:layer="layout" svg:x1="9cm" svg:y1="11cm" svg:x2="7.4cm" svg:y2="11.8cm">
            <text:p/>
          </draw:line>
        </draw:g>
        <draw:custom-shape draw:style-name="gr3" draw:text-style-name="P2" draw:layer="layout" svg:width="0.6cm" svg:height="4.3cm" svg:x="3.7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cm" svg:height="1.6cm" svg:x="3.2cm" svg:y="10.2cm">
          <text:p text:style-name="P3"><text:span text:style-name="T1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1.6cm" svg:height="1.6cm" svg:x="11.2cm" svg:y="10.2cm">
          <text:p text:style-name="P3"><text:span text:style-name="T1">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0.6cm" svg:height="4.3cm" svg:x="11.7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cm" svg:height="1.6cm" svg:x="11.2cm" svg:y="2.7cm">
          <text:p text:style-name="P3"><text:span text:style-name="T1"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1.6cm" svg:height="1.6cm" svg:x="3.2cm" svg:y="2.7cm">
          <text:p text:style-name="P3"><text:span text:style-name="T1">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4" draw:layer="layout" svg:width="1.4cm" svg:height="0.9cm" svg:x="7.1cm" svg:y="10.6cm">
          <draw:text-box>
            <text:p><text:span text:style-name="T2">201</text:span></text:p>
          </draw:text-box>
        </draw:frame>
        <draw:frame draw:style-name="gr5" draw:text-style-name="P4" draw:layer="layout" svg:width="1.4cm" svg:height="0.9cm" svg:x="12.7cm" svg:y="6.7cm">
          <draw:text-box>
            <text:p><text:span text:style-name="T2">101</text:span></text:p>
          </draw:text-box>
        </draw:frame>
        <draw:frame draw:style-name="gr5" draw:text-style-name="P4" draw:layer="layout" svg:width="1.4cm" svg:height="0.9cm" svg:x="7.3cm" svg:y="1.6cm">
          <draw:text-box>
            <text:p><text:span text:style-name="T2">301</text:span></text:p>
          </draw:text-box>
        </draw:frame>
        <draw:frame draw:style-name="gr5" draw:text-style-name="P4" draw:layer="layout" svg:width="1.4cm" svg:height="0.9cm" svg:x="4.2cm" svg:y="6.8cm">
          <draw:text-box>
            <text:p><text:span text:style-name="T2">102</text:span></text:p>
          </draw:text-box>
        </draw:frame>
        <draw:custom-shape draw:style-name="gr6" draw:text-style-name="P5" draw:layer="layout" svg:width="0.6cm" svg:height="0.6cm" svg:x="4.3cm" svg:y="13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draw:custom-shape draw:style-name="gr7" draw:text-style-name="P5" draw:layer="layout" svg:width="0.6cm" svg:height="0.6cm" svg:x="4.3cm" svg:y="1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5" draw:layer="layout" svg:x1="4.42cm" svg:y1="14.26cm" svg:x2="4.9cm" svg:y2="14.5cm">
            <text:p/>
          </draw:line>
          <draw:line draw:style-name="gr2" draw:text-style-name="P5" draw:layer="layout" svg:x1="4.9cm" svg:y1="14.5cm" svg:x2="4.42cm" svg:y2="14.74cm">
            <text:p/>
          </draw:line>
        </draw:g>
        <draw:custom-shape draw:style-name="gr8" draw:text-style-name="P6" draw:layer="layout" svg:width="0.8cm" svg:height="0.2cm" svg:x="4.2cm" svg:y="15.4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.683cm" svg:height="0.806cm" svg:x="5.7cm" svg:y="13.094cm">
          <draw:text-box>
            <text:p><text:span text:style-name="T1">Node</text:span></text:p>
          </draw:text-box>
        </draw:frame>
        <draw:frame draw:style-name="gr10" draw:text-style-name="P7" draw:layer="layout" svg:width="1.793cm" svg:height="0.806cm" svg:x="5.687cm" svg:y="14.1cm">
          <draw:text-box>
            <text:p><text:span text:style-name="T1">Pump</text:span></text:p>
          </draw:text-box>
        </draw:frame>
        <draw:frame draw:style-name="gr11" draw:text-style-name="P7" draw:layer="layout" svg:width="1.493cm" svg:height="0.806cm" svg:x="5.707cm" svg:y="15.094cm">
          <draw:text-box>
            <text:p><text:span text:style-name="T1">Pipe</text:span></text:p>
          </draw:text-box>
        </draw:frame>
        <draw:custom-shape draw:style-name="gr12" draw:text-style-name="P2" draw:layer="layout" svg:width="3cm" svg:height="1.9cm" svg:x="6.5cm" svg:y="2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2cm" svg:height="1.7cm" svg:x="6.9cm" svg:y="2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2cm" svg:height="1.7cm" svg:x="7.6cm" svg:y="2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2cm" svg:height="1.7cm" svg:x="8.2cm" svg:y="2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2cm" svg:height="1.7cm" svg:x="8.9cm" svg:y="2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cm" svg:height="0.633cm" svg:x="4.1cm" svg:y="16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0.067cm" svg:height="0.567cm" svg:x="4.233cm" svg:y="16.23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0.066cm" svg:height="0.567cm" svg:x="4.467cm" svg:y="16.23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0.066cm" svg:height="0.567cm" svg:x="4.667cm" svg:y="16.23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0.067cm" svg:height="0.567cm" svg:x="4.9cm" svg:y="16.233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4.058cm" svg:height="0.806cm" svg:x="5.707cm" svg:y="16.094cm">
          <draw:text-box>
            <text:p><text:span text:style-name="T1">Heat Exchang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5T22:47:46.536039174</meta:creation-date>
    <dc:date>2021-01-26T17:49:08.703196139</dc:date>
    <meta:editing-duration>PT13M22S</meta:editing-duration>
    <meta:editing-cycles>6</meta:editing-cycles>
    <meta:generator>LibreOffice/6.0.7.3$Linux_X86_64 LibreOffice_project/00m0$Build-3</meta:generator>
    <meta:document-statistic meta:object-count="34"/>
  </office:meta>
</office:document-meta>
</file>